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c0c0c0">
        <style:background-image/>
      </style:paragraph-properties>
    </style:style>
    <style:style style:name="P2" style:family="paragraph" style:parent-style-name="Standard">
      <style:paragraph-properties fo:background-color="#0099ff">
        <style:background-image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The kmotion web viewer consists of a Python back end, an images database &amp; a PHP/Javascript front end. This section gives an overview to help developers understand what is happening under the hood.</text:p>
      <text:p text:style-name="Standard"/>
      <text:p text:style-name="P2">The python backend</text:p>
      <text:p text:style-name="Standard"/>
      <text:p text:style-name="Standard"/>
      <text:p text:style-name="Standard"/>
      <text:p text:style-name="P2">The images database</text:p>
      <text:p text:style-name="Standard"/>
      <text:p text:style-name="Standard">kmotion uses a custom database structure consisting of nested directories to store motion generated jpegs.</text:p>
      <text:p text:style-name="Standard"/>
      <text:p text:style-name="P1">The images top level directory .../images/ contains </text:p>
      <text:p text:style-name="Standard"/>
      <text:p text:style-name="Standard">Multiple date directory's in the form 'YYYYMMDD'. kmotion catalogues all images at this level by their date of capture.</text:p>
      <text:p text:style-name="Standard"><text:s text:c="2"/></text:p>
      <text:p text:style-name="Standard">An 'events' directory. This directory holds flags that are created and deleted as motion is detected and cleared. <text:s/>The flags consist of number filenames with zero length. For example if the 'events' directory contains '2' and '5' motion has detected motion in threads 2 and 5. The flags are created and deleted by motions 'on_event_start' and 'on_event_end' directives.</text:p>
      <text:p text:style-name="Standard"/>
      <text:p text:style-name="Standard">A soft link called 'lastsnap.jpg'. This is a redundant link generated by motion to point to the latest jpeg. It is not used by kmotion.</text:p>
      <text:p text:style-name="Standard"/>
      <text:p text:style-name="P1">The images first nested directory .../images/YYYYMMDD/ contains</text:p>
      <text:p text:style-name="Standard"/>
      <text:p text:style-name="Standard">Multiple thread directories in the form 'NN'. kmotion catalogues all images at this level by their thread or feed number as a two digit number.</text:p>
      <text:p text:style-name="Standard"/>
      <text:p text:style-name="Standard">A file called 'total_size' containing an integer number. This number is the latest estimate of the number of bytes held in the current directory. The current days 'total_size' <text:s/>is updated every 15 mins by 'kmotion_hkd1.py'. The value of each 'total_size' file in each of the available date directories is added together to decide if culling of the oldest dated directories is necessary. <text:s/>This is also performed by 'kmotion_hkd1.py'</text:p>
      <text:p text:style-name="Standard"/>
      <text:p text:style-name="P1">The images second nested directory .../images/YYYYMMDD/NN/ contains</text:p>
      <text:p text:style-name="Standard"/>
      <text:p text:style-name="Standard">A file called 'last_jpeg' containing a path and filename. This points to the last jpeg for this particular thread or feed. <text:s/>It points to a jpeg in either the 'tmp' or 'video' directories. This file is updated by motions 'on_picture_save' directive. <text:s/>It is used by the PHP/Javascript front end to refresh the display with the latest jpeg.</text:p>
      <text:p text:style-name="Standard"/>
      <text:p text:style-name="Standard">A file called 'journal_snap' containing a coded string with the format #&lt;start second&gt;$&lt;interval seconds&gt; ie #193735$300, possibly repeated several times. This equation defines the motion snapshot jpeg filenames. ie #193735$300 would mean that the following jpegs exist 193735.jpg, 194035.jpg, 194335.jpg etc (An exception being if a video directory has already been created, see below). <text:s/>'journal_snap' is updated by 'kmotion_hkd2'. <text:s/>Multiple instances of coded strings in 'journal_snap' occur when kmotions configs have been re-loaded.</text:p>
      <text:p text:style-name="Standard"/>
      <text:p text:style-name="P1"><text:soft-page-break/>The images third nested directory .../images/YYYYMMDD/NN/tmp contains</text:p>
      <text:p text:style-name="Standard"/>
      <text:p text:style-name="Standard">A 'tmp' directory. <text:s/>This directory contains between 4 and 6 ... 8 jpegs and acts as a buffer. <text:s/>motion snapshots are generated every second and stored 'tmp' by the 'snapshot_filename' operator. The 'last_jpeg' file may well point to a file in 'tmp'. <text:s/>'kmotion_hkd2' 'sanitises' the time stamps on these jpegs and, providing there are no video directories already created and the snapshot interval is correct, moves the jpegs to the video directory. <text:s/>The 'sanitisation' ensures that the <text:s/>'journal_snap' equations predicted jpegs always exist. <text:s/>In addition the buffering allows motions 'jpeg_filename' to lay down video directories first before 'kmotion_hkd2' attempts to move the jpeg and it ensures that any jpegs pointed to by 'last_jpeg' are around long enough to be used by the PHP/Javascript front end.</text:p>
      <text:p text:style-name="Standard"/>
      <text:p text:style-name="P1">The images third nested directory .../images/YYYYMMDD/NN/video contains</text:p>
      <text:p text:style-name="Standard"/>
      <text:p text:style-name="Standard">Multiple time directory's in the form 'HHMMSS' and multiple jpegs in the form 'HHMMSS.jpg'. <text:s/>The jpegs are motion snapshots every interval seconds as defined in the 'journal_snap' coded string. <text:s/>jpegs whose filenames clash with a directory in the form 'HHMMSS' are skipped.. The 'last_jpeg' file may well point to a file in 'video'.</text:p>
      <text:p text:style-name="Standard"/>
      <text:p text:style-name="P1">The images fourth nested directory .../images/YYYYMMDD/NN/HHMMSS contains</text:p>
      <text:p text:style-name="Standard"/>
      <text:p text:style-name="Standard">Multiple jpegs in the form NN.jpg. These are created by motions 'jpeg_filename' directive and represent high frame rate 'video' when motion has been detected. <text:s/>The 'last_jpeg' file may well point to a file in 'HHMMSS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11T13:12:47</meta:creation-date>
    <dc:date>2008-03-12T22:31:44</dc:date>
    <meta:editing-cycles>11</meta:editing-cycles>
    <meta:editing-duration>PT1H31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683" meta:character-count="4164"/>
  </office:meta>
</office:document-meta>
</file>